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abelle1" table:style-name="ta1"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Hexa-Übung</text:p>
          </table:table-cell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8"/>
          <table:table-cell office:value-type="string" calcext:value-type="string">
            <text:p>0-16</text:p>
          </table:table-cell>
          <table:table-cell table:number-columns-repeated="3"/>
          <table:table-cell office:value-type="string" calcext:value-type="string">
            <text:p>Hexstellen</text:p>
          </table:table-cell>
          <table:table-cell/>
        </table:table-row>
        <table:table-row table:style-name="ro1">
          <table:table-cell office:value-type="string" calcext:value-type="string">
            <text:p>Hexzahl</text:p>
          </table:table-cell>
          <table:table-cell office:value-type="string" calcext:value-type="string">
            <text:p>16⁷</text:p>
          </table:table-cell>
          <table:table-cell office:value-type="string" calcext:value-type="string">
            <text:p>16⁶</text:p>
          </table:table-cell>
          <table:table-cell office:value-type="string" calcext:value-type="string">
            <text:p>16⁵</text:p>
          </table:table-cell>
          <table:table-cell office:value-type="string" calcext:value-type="string">
            <text:p>16⁴</text:p>
          </table:table-cell>
          <table:table-cell office:value-type="string" calcext:value-type="string">
            <text:p>16³</text:p>
          </table:table-cell>
          <table:table-cell office:value-type="string" calcext:value-type="string">
            <text:p>16²</text:p>
          </table:table-cell>
          <table:table-cell office:value-type="string" calcext:value-type="string">
            <text:p>16¹</text:p>
          </table:table-cell>
          <table:table-cell office:value-type="string" calcext:value-type="string">
            <text:p>16⁰</text:p>
          </table:table-cell>
          <table:table-cell office:value-type="string" calcext:value-type="string">
            <text:p>Dezimal</text:p>
          </table:table-cell>
          <table:table-cell office:value-type="string" calcext:value-type="string">
            <text:p>Differenz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0x2000000c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4]*(16^7)+[.C4]*(16^6)+[.D4]*(16^5)+[.E4]*(16^4)+[.F4]*(16^3)+[.G4]*(16^2)+[.H4]*(16^1)+[.I4]*(16^0)" office:value-type="float" office:value="536870924" calcext:value-type="float">
            <text:p>5368709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0x2000001c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B5]*(16^7)+[.C5]*(16^6)+[.D5]*(16^5)+[.E5]*(16^4)+[.F5]*(16^3)+[.G5]*(16^2)+[.H5]*(16^1)+[.I5]*(16^0)" office:value-type="float" office:value="536870940" calcext:value-type="float">
            <text:p>536870940</text:p>
          </table:table-cell>
          <table:table-cell table:formula="of:=[.J5]-[.J4]"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table:number-columns-spanned="2" table:number-rows-spanned="1"/>
          <table:covered-table-cell/>
          <table:table-cell table:number-columns-repeated="7"/>
          <table:table-cell table:formula="of:=[.B6]*(16^7)+[.C6]*(16^6)+[.D6]*(16^5)+[.E6]*(16^4)+[.F6]*(16^3)+[.G6]*(16^2)+[.H6]*(16^1)+[.I6]*(16^0)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9"/>
          <table:table-cell table:formula="of:=[.B7]*(16^7)+[.C7]*(16^6)+[.D7]*(16^5)+[.E7]*(16^4)+[.F7]*(16^3)+[.G7]*(16^2)+[.H7]*(16^1)+[.I7]*(16^0)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9"/>
          <table:table-cell table:formula="of:=[.B8]*(16^7)+[.C8]*(16^6)+[.D8]*(16^5)+[.E8]*(16^4)+[.F8]*(16^3)+[.G8]*(16^2)+[.H8]*(16^1)+[.I8]*(16^0)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9"/>
          <table:table-cell table:formula="of:=[.B9]*(16^7)+[.C9]*(16^6)+[.D9]*(16^5)+[.E9]*(16^4)+[.F9]*(16^3)+[.G9]*(16^2)+[.H9]*(16^1)+[.I9]*(16^0)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9"/>
          <table:table-cell table:formula="of:=[.B10]*(16^7)+[.C10]*(16^6)+[.D10]*(16^5)+[.E10]*(16^4)+[.F10]*(16^3)+[.G10]*(16^2)+[.H10]*(16^1)+[.I10]*(16^0)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9"/>
          <table:table-cell table:formula="of:=[.B11]*(16^7)+[.C11]*(16^6)+[.D11]*(16^5)+[.E11]*(16^4)+[.F11]*(16^3)+[.G11]*(16^2)+[.H11]*(16^1)+[.I11]*(16^0)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9"/>
          <table:table-cell table:formula="of:=[.B12]*(16^7)+[.C12]*(16^6)+[.D12]*(16^5)+[.E12]*(16^4)+[.F12]*(16^3)+[.G12]*(16^2)+[.H12]*(16^1)+[.I12]*(16^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9"/>
          <table:table-cell table:formula="of:=[.B13]*(16^7)+[.C13]*(16^6)+[.D13]*(16^5)+[.E13]*(16^4)+[.F13]*(16^3)+[.G13]*(16^2)+[.H13]*(16^1)+[.I13]*(16^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formula="of:=[.B14]*(16^7)+[.C14]*(16^6)+[.D14]*(16^5)+[.E14]*(16^4)+[.F14]*(16^3)+[.G14]*(16^2)+[.H14]*(16^1)+[.I14]*(16^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table:formula="of:=[.B15]*(16^7)+[.C15]*(16^6)+[.D15]*(16^5)+[.E15]*(16^4)+[.F15]*(16^3)+[.G15]*(16^2)+[.H15]*(16^1)+[.I15]*(16^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table:formula="of:=[.B16]*(16^7)+[.C16]*(16^6)+[.D16]*(16^5)+[.E16]*(16^4)+[.F16]*(16^3)+[.G16]*(16^2)+[.H16]*(16^1)+[.I16]*(16^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table:formula="of:=[.B17]*(16^7)+[.C17]*(16^6)+[.D17]*(16^5)+[.E17]*(16^4)+[.F17]*(16^3)+[.G17]*(16^2)+[.H17]*(16^1)+[.I17]*(16^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3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3T20:02:40.106506835</meta:creation-date>
    <dc:date>2026-05-03T20:29:35.846355606</dc:date>
    <meta:editing-duration>PT15M38S</meta:editing-duration>
    <meta:editing-cycles>2</meta:editing-cycles>
    <meta:generator>LibreOffice/26.2.2.2$Linux_X86_64 LibreOffice_project/620$Build-2</meta:generator>
    <meta:document-statistic meta:table-count="1" meta:cell-count="67" meta:object-count="0"/>
  </office:meta>
</office:document-meta>
</file>